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16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Solvers</text:p>
          </table:table-cell>
          <table:table-cell office:value-type="string">
            <text:p>uf20-91</text:p>
          </table:table-cell>
          <table:table-cell office:value-type="string">
            <text:p>uf100-430 </text:p>
          </table:table-cell>
          <table:table-cell office:value-type="string">
            <text:p>UUF100.430.1000</text:p>
          </table:table-cell>
          <table:table-cell office:value-type="string">
            <text:p>UF125.538.100</text:p>
          </table:table-cell>
          <table:table-cell office:value-type="string">
            <text:p>UUF125.538.100</text:p>
          </table:table-cell>
          <table:table-cell office:value-type="string">
            <text:p>Average</text:p>
          </table:table-cell>
          <table:table-cell table:number-columns-repeated="2"/>
          <table:table-cell office:value-type="string">
            <text:p>uf20-91</text:p>
          </table:table-cell>
          <table:table-cell office:value-type="string">
            <text:p>uf100-430 </text:p>
          </table:table-cell>
          <table:table-cell office:value-type="string">
            <text:p>UUF100.430.1000</text:p>
          </table:table-cell>
          <table:table-cell office:value-type="string">
            <text:p>UF125.538.100</text:p>
          </table:table-cell>
          <table:table-cell office:value-type="string">
            <text:p>UUF125.538.100</text:p>
          </table:table-cell>
        </table:table-row>
        <table:table-row table:style-name="ro1">
          <table:table-cell office:value-type="string">
            <text:p>minisat</text:p>
          </table:table-cell>
          <table:table-cell office:value-type="float" office:value="0.96328078746796">
            <text:p>0.9632807875</text:p>
          </table:table-cell>
          <table:table-cell office:value-type="float" office:value="2.27097512245183">
            <text:p>2.2709751225</text:p>
          </table:table-cell>
          <table:table-cell office:value-type="float" office:value="3.61334109783185">
            <text:p>3.6133410978</text:p>
          </table:table-cell>
          <table:table-cell office:value-type="float" office:value="0.48102353572841">
            <text:p>0.4810235357</text:p>
          </table:table-cell>
          <table:table-cell office:value-type="float" office:value="0.86517477989208">
            <text:p>0.8651747799</text:p>
          </table:table-cell>
          <table:table-cell table:formula="of:=AVERAGE([.B2:.F2])" office:value-type="float" office:value="1.63875906467443">
            <text:p>1.6387590647</text:p>
          </table:table-cell>
          <table:table-cell table:number-columns-repeated="2"/>
          <table:table-cell table:number-columns-repeated="3" office:value-type="float" office:value="50000">
            <text:p>50000</text:p>
          </table:table-cell>
          <table:table-cell table:number-columns-repeated="2" office:value-type="float" office:value="5000">
            <text:p>5000</text:p>
          </table:table-cell>
        </table:table-row>
        <table:table-row table:style-name="ro1">
          <table:table-cell office:value-type="string">
            <text:p>minisat_2005</text:p>
          </table:table-cell>
          <table:table-cell office:value-type="float" office:value="0.957669067382831">
            <text:p>0.9576690674</text:p>
          </table:table-cell>
          <table:table-cell office:value-type="float" office:value="2.26263560295097">
            <text:p>2.262635603</text:p>
          </table:table-cell>
          <table:table-cell office:value-type="float" office:value="3.61599051952359">
            <text:p>3.6159905195</text:p>
          </table:table-cell>
          <table:table-cell office:value-type="float" office:value="0.48180179595959">
            <text:p>0.481801796</text:p>
          </table:table-cell>
          <table:table-cell office:value-type="float" office:value="0.86589910507207">
            <text:p>0.8658991051</text:p>
          </table:table-cell>
          <table:table-cell table:formula="of:=AVERAGE([.B3:.F3])" office:value-type="float" office:value="1.63679921817781">
            <text:p>1.6367992182</text:p>
          </table:table-cell>
          <table:table-cell table:number-columns-repeated="2"/>
          <table:table-cell table:number-columns-repeated="3" office:value-type="float" office:value="50000">
            <text:p>50000</text:p>
          </table:table-cell>
          <table:table-cell table:number-columns-repeated="2" office:value-type="float" office:value="5000">
            <text:p>5000</text:p>
          </table:table-cell>
        </table:table-row>
        <table:table-row table:style-name="ro1">
          <table:table-cell office:value-type="string">
            <text:p>zchaff</text:p>
          </table:table-cell>
          <table:table-cell office:value-type="float" office:value="1.97613103866583">
            <text:p>1.9761310387</text:p>
          </table:table-cell>
          <table:table-cell office:value-type="float" office:value="3.86806550979631">
            <text:p>3.8680655098</text:p>
          </table:table-cell>
          <table:table-cell office:value-type="float" office:value="8.60622725963588">
            <text:p>8.6062272596</text:p>
          </table:table-cell>
          <table:table-cell office:value-type="float" office:value="0.83942829608923">
            <text:p>0.8394282961</text:p>
          </table:table-cell>
          <table:table-cell office:value-type="float" office:value="2.4669212722776">
            <text:p>2.4669212723</text:p>
          </table:table-cell>
          <table:table-cell table:formula="of:=AVERAGE([.B4:.F4])" office:value-type="float" office:value="3.55135467529297">
            <text:p>3.5513546753</text:p>
          </table:table-cell>
          <table:table-cell table:number-columns-repeated="2"/>
          <table:table-cell table:number-columns-repeated="3" office:value-type="float" office:value="50000">
            <text:p>50000</text:p>
          </table:table-cell>
          <table:table-cell table:number-columns-repeated="2" office:value-type="float" office:value="5000">
            <text:p>5000</text:p>
          </table:table-cell>
        </table:table-row>
        <table:table-row table:style-name="ro1">
          <table:table-cell office:value-type="string">
            <text:p>picosat_960</text:p>
          </table:table-cell>
          <table:table-cell office:value-type="float" office:value="1.05489329338074">
            <text:p>1.0548932934</text:p>
          </table:table-cell>
          <table:table-cell office:value-type="float" office:value="2.6279531955719">
            <text:p>2.6279531956</text:p>
          </table:table-cell>
          <table:table-cell office:value-type="float" office:value="4.40458673000336">
            <text:p>4.40458673</text:p>
          </table:table-cell>
          <table:table-cell office:value-type="float" office:value="0.574538531303406">
            <text:p>0.5745385313</text:p>
          </table:table-cell>
          <table:table-cell office:value-type="float" office:value="0.977319407463074">
            <text:p>0.9773194075</text:p>
          </table:table-cell>
          <table:table-cell table:formula="of:=AVERAGE([.B5:.F5])" office:value-type="float" office:value="1.9278582315445">
            <text:p>1.9278582315</text:p>
          </table:table-cell>
          <table:table-cell table:number-columns-repeated="2"/>
          <table:table-cell table:number-columns-repeated="3" office:value-type="float" office:value="50000">
            <text:p>50000</text:p>
          </table:table-cell>
          <table:table-cell table:number-columns-repeated="2" office:value-type="float" office:value="5000">
            <text:p>5000</text:p>
          </table:table-cell>
        </table:table-row>
        <table:table-row table:style-name="ro1">
          <table:table-cell office:value-type="string">
            <text:p>walksat_51</text:p>
          </table:table-cell>
          <table:table-cell office:value-type="float" office:value="3.75353708267226">
            <text:p>3.7535370827</text:p>
          </table:table-cell>
          <table:table-cell office:value-type="float" office:value="14.7202243089674">
            <text:p>14.720224309</text:p>
          </table:table-cell>
          <table:table-cell office:value-type="float" office:value="303.248691034314">
            <text:p>303.2486910343</text:p>
          </table:table-cell>
          <table:table-cell office:value-type="float" office:value="2.73830597400674">
            <text:p>2.738305974</text:p>
          </table:table-cell>
          <table:table-cell office:value-type="float" office:value="31.119285798074">
            <text:p>31.1192857981</text:p>
          </table:table-cell>
          <table:table-cell table:formula="of:=AVERAGE([.B6:.F6])" office:value-type="float" office:value="71.1160088396069">
            <text:p>71.1160088396</text:p>
          </table:table-cell>
          <table:table-cell table:number-columns-repeated="2"/>
          <table:table-cell table:number-columns-repeated="3" office:value-type="float" office:value="10000">
            <text:p>10000</text:p>
          </table:table-cell>
          <table:table-cell table:number-columns-repeated="2" office:value-type="float" office:value="1000">
            <text:p>1000</text:p>
          </table:table-cell>
        </table:table-row>
        <table:table-row table:style-name="ro1">
          <table:table-cell office:value-type="string">
            <text:p>glucose_2</text:p>
          </table:table-cell>
          <table:table-cell office:value-type="float" office:value="0.794289541244506">
            <text:p>0.7942895412</text:p>
          </table:table-cell>
          <table:table-cell office:value-type="float" office:value="2.3391898393631">
            <text:p>2.3391898394</text:p>
          </table:table-cell>
          <table:table-cell office:value-type="float" office:value="4.03921089172364">
            <text:p>4.0392108917</text:p>
          </table:table-cell>
          <table:table-cell office:value-type="float" office:value="0.617019057273865">
            <text:p>0.6170190573</text:p>
          </table:table-cell>
          <table:table-cell office:value-type="float" office:value="1.1038241147995">
            <text:p>1.1038241148</text:p>
          </table:table-cell>
          <table:table-cell table:formula="of:=AVERAGE([.B7:.F7])" office:value-type="float" office:value="1.77870668888092">
            <text:p>1.7787066889</text:p>
          </table:table-cell>
          <table:table-cell table:number-columns-repeated="2"/>
          <table:table-cell table:number-columns-repeated="3" office:value-type="float" office:value="10000">
            <text:p>10000</text:p>
          </table:table-cell>
          <table:table-cell table:number-columns-repeated="2" office:value-type="float" office:value="1000">
            <text:p>1000</text:p>
          </table:table-cell>
        </table:table-row>
        <table:table-row table:style-name="ro1">
          <table:table-cell office:value-type="string">
            <text:p>Glucose_3</text:p>
          </table:table-cell>
          <table:table-cell office:value-type="float" office:value="1.77795803546906">
            <text:p>1.7779580355</text:p>
          </table:table-cell>
          <table:table-cell office:value-type="float" office:value="3.48488149642944">
            <text:p>3.4848814964</text:p>
          </table:table-cell>
          <table:table-cell office:value-type="float" office:value="5.71644654273987">
            <text:p>5.7164465427</text:p>
          </table:table-cell>
          <table:table-cell office:value-type="float" office:value="0.823644161224366">
            <text:p>0.8236441612</text:p>
          </table:table-cell>
          <table:table-cell office:value-type="float" office:value="1.53764660358429">
            <text:p>1.5376466036</text:p>
          </table:table-cell>
          <table:table-cell table:formula="of:=AVERAGE([.B8:.F8])" office:value-type="float" office:value="2.66811536788941">
            <text:p>2.6681153679</text:p>
          </table:table-cell>
          <table:table-cell table:number-columns-repeated="2"/>
          <table:table-cell table:number-columns-repeated="3" office:value-type="float" office:value="10000">
            <text:p>10000</text:p>
          </table:table-cell>
          <table:table-cell table:number-columns-repeated="2" office:value-type="float" office:value="1000">
            <text:p>1000</text:p>
          </table:table-cell>
        </table:table-row>
        <table:table-row table:style-name="ro1">
          <table:table-cell office:value-type="string">
            <text:p>lingeling</text:p>
          </table:table-cell>
          <table:table-cell office:value-type="float" office:value="2.03826606273651">
            <text:p>2.0382660627</text:p>
          </table:table-cell>
          <table:table-cell office:value-type="float" office:value="6.43818581104278">
            <text:p>6.438185811</text:p>
          </table:table-cell>
          <table:table-cell office:value-type="float" office:value="10.1343795061111">
            <text:p>10.1343795061</text:p>
          </table:table-cell>
          <table:table-cell office:value-type="float" office:value="1.31105453968048">
            <text:p>1.3110545397</text:p>
          </table:table-cell>
          <table:table-cell office:value-type="float" office:value="2.28565485477447">
            <text:p>2.2856548548</text:p>
          </table:table-cell>
          <table:table-cell table:formula="of:=AVERAGE([.B9:.F9])" office:value-type="float" office:value="4.44150815486907">
            <text:p>4.4415081549</text:p>
          </table:table-cell>
          <table:table-cell table:number-columns-repeated="2"/>
          <table:table-cell table:number-columns-repeated="3" office:value-type="float" office:value="10000">
            <text:p>10000</text:p>
          </table:table-cell>
          <table:table-cell table:number-columns-repeated="2" office:value-type="float" office:value="1000">
            <text:p>1000</text:p>
          </table:table-cell>
        </table:table-row>
        <table:table-row table:style-name="ro1">
          <table:table-cell office:value-type="string">
            <text:p>dimetheus</text:p>
          </table:table-cell>
          <table:table-cell office:value-type="float" office:value="110.112382984161">
            <text:p>110.1123829842</text:p>
          </table:table-cell>
          <table:table-cell office:value-type="float" office:value="5.91881358623505">
            <text:p>5.9188135862</text:p>
          </table:table-cell>
          <table:table-cell office:value-type="string">
            <text:p>---</text:p>
          </table:table-cell>
          <table:table-cell office:value-type="float" office:value="0.811984443664551">
            <text:p>0.8119844437</text:p>
          </table:table-cell>
          <table:table-cell office:value-type="string">
            <text:p>---</text:p>
          </table:table-cell>
          <table:table-cell table:formula="of:=AVERAGE([.B10:.F10])" office:value-type="float" office:value="38.9477270046869">
            <text:p>38.9477270047</text:p>
          </table:table-cell>
          <table:table-cell table:number-columns-repeated="2"/>
          <table:table-cell table:number-columns-repeated="3" office:value-type="float" office:value="10000">
            <text:p>10000</text:p>
          </table:table-cell>
          <table:table-cell table:number-columns-repeated="2" office:value-type="float" office:value="1000">
            <text:p>1000</text:p>
          </table:table-cell>
        </table:table-row>
        <table:table-row table:style-name="ro1">
          <table:table-cell office:value-type="string">
            <text:p>probsat</text:p>
          </table:table-cell>
          <table:table-cell office:value-type="float" office:value="2.05779990673065">
            <text:p>2.0577999067</text:p>
          </table:table-cell>
          <table:table-cell office:value-type="float" office:value="0.830007684230805">
            <text:p>0.8300076842</text:p>
          </table:table-cell>
          <table:table-cell office:value-type="string">
            <text:p>---</text:p>
          </table:table-cell>
          <table:table-cell office:value-type="float" office:value="0.347657842636108">
            <text:p>0.3476578426</text:p>
          </table:table-cell>
          <table:table-cell office:value-type="string">
            <text:p>---</text:p>
          </table:table-cell>
          <table:table-cell table:formula="of:=AVERAGE([.B11:.F11])" office:value-type="float" office:value="1.07848847786586">
            <text:p>1.0784884779</text:p>
          </table:table-cell>
          <table:table-cell table:number-columns-repeated="2"/>
          <table:table-cell table:number-columns-repeated="2" office:value-type="float" office:value="10000">
            <text:p>10000</text:p>
          </table:table-cell>
          <table:table-cell office:value-type="string">
            <text:p>---</text:p>
          </table:table-cell>
          <table:table-cell office:value-type="float" office:value="1000">
            <text:p>1000</text:p>
          </table:table-cell>
          <table:table-cell office:value-type="string">
            <text:p>---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100000">
            <text:p>100000</text:p>
          </table:table-cell>
          <table:table-cell office:value-type="string">
            <text:p>---</text:p>
          </table:table-cell>
          <table:table-cell office:value-type="float" office:value="10000">
            <text:p>10000</text:p>
          </table:table-cell>
          <table:table-cell office:value-type="string">
            <text:p>---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2:.B11])" office:value-type="float" office:value="12.5486207799912">
            <text:p>12.54862078</text:p>
          </table:table-cell>
          <table:table-cell table:formula="of:=AVERAGE([.C2:.C11])" office:value-type="float" office:value="4.47609321570396">
            <text:p>4.4760932157</text:p>
          </table:table-cell>
          <table:table-cell table:formula="of:=AVERAGE([.D2:.D11])" office:value-type="float" office:value="42.9223591977354">
            <text:p>42.9223591977</text:p>
          </table:table-cell>
          <table:table-cell table:formula="of:=AVERAGE([.E2:.E11])" office:value-type="float" office:value="0.902645817756675">
            <text:p>0.9026458178</text:p>
          </table:table-cell>
          <table:table-cell table:formula="of:=AVERAGE([.F2:.F11])" office:value-type="float" office:value="5.15271574199214">
            <text:p>5.152715742</text:p>
          </table:table-cell>
          <table:table-cell table:number-columns-repeated="8"/>
        </table:table-row>
        <table:table-row table:style-name="ro1">
          <table:table-cell office:value-type="string">
            <text:p>minisat</text:p>
          </table:table-cell>
          <table:table-cell table:formula="of:=AVERAGE([.B2:.B11])-[.B2]" office:value-type="float" office:value="11.5853399925232">
            <text:p>11.5853399925</text:p>
          </table:table-cell>
          <table:table-cell table:formula="of:=AVERAGE([.C2:.C11])-[.C2]" office:value-type="float" office:value="2.20511809325213">
            <text:p>2.2051180933</text:p>
          </table:table-cell>
          <table:table-cell table:formula="of:=AVERAGE([.D2:.D11])-[.D2]" office:value-type="float" office:value="39.3090180999036">
            <text:p>39.3090180999</text:p>
          </table:table-cell>
          <table:table-cell table:formula="of:=AVERAGE([.E2:.E11])-[.E2]" office:value-type="float" office:value="0.421622282028264">
            <text:p>0.421622282</text:p>
          </table:table-cell>
          <table:table-cell table:formula="of:=AVERAGE([.F2:.F11])-[.F2]" office:value-type="float" office:value="4.28754096210006">
            <text:p>4.2875409621</text:p>
          </table:table-cell>
          <table:table-cell table:number-columns-repeated="8"/>
        </table:table-row>
        <table:table-row table:style-name="ro1">
          <table:table-cell office:value-type="string">
            <text:p>minisat_2005</text:p>
          </table:table-cell>
          <table:table-cell table:formula="of:=AVERAGE([.B2:.B11])-[.B3]" office:value-type="float" office:value="11.5909517126083">
            <text:p>11.5909517126</text:p>
          </table:table-cell>
          <table:table-cell table:formula="of:=AVERAGE([.C2:.C11])-[.C3]" office:value-type="float" office:value="2.21345761275299">
            <text:p>2.2134576128</text:p>
          </table:table-cell>
          <table:table-cell table:formula="of:=AVERAGE([.D2:.D11])-[.D3]" office:value-type="float" office:value="39.3063686782118">
            <text:p>39.3063686782</text:p>
          </table:table-cell>
          <table:table-cell table:formula="of:=AVERAGE([.E2:.E11])-[.E3]" office:value-type="float" office:value="0.420844021797085">
            <text:p>0.4208440218</text:p>
          </table:table-cell>
          <table:table-cell table:formula="of:=AVERAGE([.F2:.F11])-[.F3]" office:value-type="float" office:value="4.28681663692007">
            <text:p>4.2868166369</text:p>
          </table:table-cell>
          <table:table-cell table:number-columns-repeated="8"/>
        </table:table-row>
        <table:table-row table:style-name="ro1">
          <table:table-cell office:value-type="string">
            <text:p>zchaff</text:p>
          </table:table-cell>
          <table:table-cell table:formula="of:=AVERAGE([.B2:.B11])-[.B4]" office:value-type="float" office:value="10.5724897413253">
            <text:p>10.5724897413</text:p>
          </table:table-cell>
          <table:table-cell table:formula="of:=AVERAGE([.C2:.C11])-[.C4]" office:value-type="float" office:value="0.608027705907649">
            <text:p>0.6080277059</text:p>
          </table:table-cell>
          <table:table-cell table:formula="of:=AVERAGE([.D2:.D11])-[.D4]" office:value-type="float" office:value="34.3161319380995">
            <text:p>34.3161319381</text:p>
          </table:table-cell>
          <table:table-cell table:formula="of:=AVERAGE([.E2:.E11])-[.E4]" office:value-type="float" office:value="0.0632175216674445">
            <text:p>0.0632175217</text:p>
          </table:table-cell>
          <table:table-cell table:formula="of:=AVERAGE([.F2:.F11])-[.F4]" office:value-type="float" office:value="2.68579446971454">
            <text:p>2.6857944697</text:p>
          </table:table-cell>
          <table:table-cell table:number-columns-repeated="8"/>
        </table:table-row>
        <table:table-row table:style-name="ro1">
          <table:table-cell office:value-type="string">
            <text:p>picosat_960</text:p>
          </table:table-cell>
          <table:table-cell table:formula="of:=AVERAGE([.B2:.B11])-[.B5]" office:value-type="float" office:value="11.4937274866104">
            <text:p>11.4937274866</text:p>
          </table:table-cell>
          <table:table-cell table:formula="of:=AVERAGE([.C2:.C11])-[.C5]" office:value-type="float" office:value="1.84814002013206">
            <text:p>1.8481400201</text:p>
          </table:table-cell>
          <table:table-cell table:formula="of:=AVERAGE([.D2:.D11])-[.D5]" office:value-type="float" office:value="38.517772467732">
            <text:p>38.5177724677</text:p>
          </table:table-cell>
          <table:table-cell table:formula="of:=AVERAGE([.E2:.E11])-[.E5]" office:value-type="float" office:value="0.328107286453268">
            <text:p>0.3281072865</text:p>
          </table:table-cell>
          <table:table-cell table:formula="of:=AVERAGE([.F2:.F11])-[.F5]" office:value-type="float" office:value="4.17539633452906">
            <text:p>4.1753963345</text:p>
          </table:table-cell>
          <table:table-cell table:number-columns-repeated="8"/>
        </table:table-row>
        <table:table-row table:style-name="ro1">
          <table:table-cell office:value-type="string">
            <text:p>walksat_51</text:p>
          </table:table-cell>
          <table:table-cell table:formula="of:=AVERAGE([.B2:.B11])-[.B6]" office:value-type="float" office:value="8.7950836973189">
            <text:p>8.7950836973</text:p>
          </table:table-cell>
          <table:table-cell table:formula="of:=AVERAGE([.C2:.C11])-[.C6]" office:value-type="float" office:value="-10.2441310932634">
            <text:p>-10.2441310933</text:p>
          </table:table-cell>
          <table:table-cell table:formula="of:=AVERAGE([.D2:.D11])-[.D6]" office:value-type="float" office:value="-260.326331836579">
            <text:p>-260.3263318366</text:p>
          </table:table-cell>
          <table:table-cell table:formula="of:=AVERAGE([.E2:.E11])-[.E6]" office:value-type="float" office:value="-1.83566015625007">
            <text:p>-1.8356601563</text:p>
          </table:table-cell>
          <table:table-cell table:formula="of:=AVERAGE([.F2:.F11])-[.F6]" office:value-type="float" office:value="-25.9665700560819">
            <text:p>-25.9665700561</text:p>
          </table:table-cell>
          <table:table-cell table:number-columns-repeated="8"/>
        </table:table-row>
        <table:table-row table:style-name="ro1">
          <table:table-cell office:value-type="string">
            <text:p>glucose_2</text:p>
          </table:table-cell>
          <table:table-cell table:formula="of:=AVERAGE([.B2:.B11])-[.B7]" office:value-type="float" office:value="11.7543312387467">
            <text:p>11.7543312387</text:p>
          </table:table-cell>
          <table:table-cell table:formula="of:=AVERAGE([.C2:.C11])-[.C7]" office:value-type="float" office:value="2.13690337634086">
            <text:p>2.1369033763</text:p>
          </table:table-cell>
          <table:table-cell table:formula="of:=AVERAGE([.D2:.D11])-[.D7]" office:value-type="float" office:value="38.8831483060118">
            <text:p>38.883148306</text:p>
          </table:table-cell>
          <table:table-cell table:formula="of:=AVERAGE([.E2:.E11])-[.E7]" office:value-type="float" office:value="0.285626760482809">
            <text:p>0.2856267605</text:p>
          </table:table-cell>
          <table:table-cell table:formula="of:=AVERAGE([.F2:.F11])-[.F7]" office:value-type="float" office:value="4.04889162719264">
            <text:p>4.0488916272</text:p>
          </table:table-cell>
          <table:table-cell table:number-columns-repeated="8"/>
        </table:table-row>
        <table:table-row table:style-name="ro1">
          <table:table-cell office:value-type="string">
            <text:p>Glucose_3</text:p>
          </table:table-cell>
          <table:table-cell table:formula="of:=AVERAGE([.B2:.B11])-[.B8]" office:value-type="float" office:value="10.7706627445221">
            <text:p>10.7706627445</text:p>
          </table:table-cell>
          <table:table-cell table:formula="of:=AVERAGE([.C2:.C11])-[.C8]" office:value-type="float" office:value="0.991211719274519">
            <text:p>0.9912117193</text:p>
          </table:table-cell>
          <table:table-cell table:formula="of:=AVERAGE([.D2:.D11])-[.D8]" office:value-type="float" office:value="37.2059126549955">
            <text:p>37.205912655</text:p>
          </table:table-cell>
          <table:table-cell table:formula="of:=AVERAGE([.E2:.E11])-[.E8]" office:value-type="float" office:value="0.0790016565323085">
            <text:p>0.0790016565</text:p>
          </table:table-cell>
          <table:table-cell table:formula="of:=AVERAGE([.F2:.F11])-[.F8]" office:value-type="float" office:value="3.61506913840785">
            <text:p>3.6150691384</text:p>
          </table:table-cell>
          <table:table-cell table:number-columns-repeated="8"/>
        </table:table-row>
        <table:table-row table:style-name="ro1">
          <table:table-cell office:value-type="string">
            <text:p>lingeling</text:p>
          </table:table-cell>
          <table:table-cell table:formula="of:=AVERAGE([.B2:.B11])-[.B9]" office:value-type="float" office:value="10.5103547172547">
            <text:p>10.5103547173</text:p>
          </table:table-cell>
          <table:table-cell table:formula="of:=AVERAGE([.C2:.C11])-[.C9]" office:value-type="float" office:value="-1.96209259533882">
            <text:p>-1.9620925953</text:p>
          </table:table-cell>
          <table:table-cell table:formula="of:=AVERAGE([.D2:.D11])-[.D9]" office:value-type="float" office:value="32.7879796916243">
            <text:p>32.7879796916</text:p>
          </table:table-cell>
          <table:table-cell table:formula="of:=AVERAGE([.E2:.E11])-[.E9]" office:value-type="float" office:value="-0.408408721923805">
            <text:p>-0.4084087219</text:p>
          </table:table-cell>
          <table:table-cell table:formula="of:=AVERAGE([.F2:.F11])-[.F9]" office:value-type="float" office:value="2.86706088721767">
            <text:p>2.8670608872</text:p>
          </table:table-cell>
          <table:table-cell table:number-columns-repeated="8"/>
        </table:table-row>
        <table:table-row table:style-name="ro1">
          <table:table-cell office:value-type="string">
            <text:p>dimetheus</text:p>
          </table:table-cell>
          <table:table-cell table:formula="of:=AVERAGE([.B2:.B11])-[.B10]" office:value-type="float" office:value="-97.5637622041701">
            <text:p>-97.5637622042</text:p>
          </table:table-cell>
          <table:table-cell table:formula="of:=AVERAGE([.C2:.C11])-[.C10]" office:value-type="float" office:value="-1.44272037053109">
            <text:p>-1.4427203705</text:p>
          </table:table-cell>
          <table:table-cell table:formula="of:=AVERAGE([.D2:.D11])-[.D10]" office:value-type="float" office:value="0">
            <text:p>#VALUE!</text:p>
          </table:table-cell>
          <table:table-cell table:formula="of:=AVERAGE([.E2:.E11])-[.E10]" office:value-type="float" office:value="0.0906613740921236">
            <text:p>0.0906613741</text:p>
          </table:table-cell>
          <table:table-cell table:formula="of:=AVERAGE([.F2:.F11])-[.F10]" office:value-type="float" office:value="0">
            <text:p>#VALUE!</text:p>
          </table:table-cell>
          <table:table-cell table:number-columns-repeated="8"/>
        </table:table-row>
        <table:table-row table:style-name="ro1">
          <table:table-cell office:value-type="string">
            <text:p>probsat</text:p>
          </table:table-cell>
          <table:table-cell table:formula="of:=AVERAGE([.B2:.B11])-[.B11]" office:value-type="float" office:value="10.4908208732605">
            <text:p>10.4908208733</text:p>
          </table:table-cell>
          <table:table-cell table:formula="of:=AVERAGE([.C2:.C11])-[.C11]" office:value-type="float" office:value="3.64608553147315">
            <text:p>3.6460855315</text:p>
          </table:table-cell>
          <table:table-cell table:formula="of:=AVERAGE([.D2:.D11])-[.D11]" office:value-type="float" office:value="0">
            <text:p>#VALUE!</text:p>
          </table:table-cell>
          <table:table-cell table:formula="of:=AVERAGE([.E2:.E11])-[.E11]" office:value-type="float" office:value="0.554987975120566">
            <text:p>0.5549879751</text:p>
          </table:table-cell>
          <table:table-cell table:formula="of:=AVERAGE([.F2:.F11])-[.F11]" office:value-type="float" office:value="0">
            <text:p>#VALUE!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Ling</meta:initial-creator>
    <meta:creation-date>2014-12-02T22:53:15</meta:creation-date>
    <dc:date>2014-12-05T02:20:44</dc:date>
    <dc:creator>Tony Ling</dc:creator>
    <meta:editing-duration>PT47M46S</meta:editing-duration>
    <meta:editing-cycles>3</meta:editing-cycles>
    <meta:generator>LibreOffice/3.5$Linux_X86_64 LibreOffice_project/350m1$Build-2</meta:generator>
    <meta:document-statistic meta:table-count="3" meta:cell-count="203" meta:object-count="0"/>
  </office:meta>
</office:document-meta>
</file>